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Text_20_body">
      <style:text-properties fo:language="pl" fo:country="PL"/>
    </style:style>
    <style:style style:name="P3" style:family="paragraph" style:parent-style-name="Text_20_body" style:list-style-name="L1">
      <style:text-properties fo:language="pl" fo:country="PL"/>
    </style:style>
    <style:style style:name="P4" style:family="paragraph" style:parent-style-name="Text_20_body" style:list-style-name="L1">
      <style:text-properties fo:language="pl" fo:country="PL" officeooo:paragraph-rsid="000c527c"/>
    </style:style>
    <style:style style:name="P5" style:family="paragraph" style:parent-style-name="Text_20_body">
      <style:text-properties fo:language="pl" fo:country="PL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c527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ciek-Polanczyk </text:p>
      <text:p text:style-name="P5">Spotkanie 14.12.2024 </text:p>
      <text:p text:style-name="P2">Co powinienem wiedzieć na (Senior) Software Python Developer. Powinienem znać po jednym przykładzie i wiedzieć jak to zastosować </text:p>
      <text:list xml:id="list1846364086" text:style-name="L1">
        <text:list-item>
          <text:p text:style-name="P4">Dekoratory </text:p>
        </text:list-item>
        <text:list-item>
          <text:p text:style-name="P4">Kontekst manager </text:p>
        </text:list-item>
        <text:list-item>
          <text:p text:style-name="P3">I<text:span text:style-name="T1">t</text:span>eratory i funkcja yeld </text:p>
        </text:list-item>
        <text:list-item>
          <text:p text:style-name="P3">Python asynhroniczny (async) </text:p>
        </text:list-item>
        <text:list-item>
          <text:p text:style-name="P3">Multi<text:span text:style-name="T1">t</text:span>hreadning </text:p>
        </text:list-item>
        <text:list-item>
          <text:p text:style-name="P3">Watki w Pythonie - jeden watek, </text:p>
        </text:list-item>
        <text:list-item>
          <text:p text:style-name="P3">kiedy stosować async( operacje wejścia-wyjścia io) a kiedy multi<text:span text:style-name="T1">thr</text:span>eding (np. w obliczeniach) </text:p>
        </text:list-item>
        <text:list-item>
          <text:p text:style-name="P3">Jango </text:p>
        </text:list-item>
        <text:list-item>
          <text:p text:style-name="P3">FastAPI (jest to rozszerzenia <text:span text:style-name="T1">F</text:span>lask) - (!!!) mikroserwisy </text:p>
        </text:list-item>
        <text:list-item>
          <text:p text:style-name="P3">co to są mikroserwisy? Czy mikroserwisy potrzebują swojej bazy danych? </text:p>
        </text:list-item>
        <text:list-item>
          <text:p text:style-name="P3">Postgress baza danych </text:p>
        </text:list-item>
        <text:list-item>
          <text:p text:style-name="P3">S<text:span text:style-name="T1">QL</text:span> - orm biblioteka <text:span text:style-name="T1">SQLA</text:span>lhemy </text:p>
        </text:list-item>
        <text:list-item>
          <text:p text:style-name="P3">FastAPI+ sqlalhemy </text:p>
        </text:list-item>
        <text:list-item>
          <text:p text:style-name="P3">Skrypt migrujący z <text:span text:style-name="T1">J</text:span>ango do baz danych </text:p>
        </text:list-item>
        <text:list-item>
          <text:p text:style-name="P3">Git + github, gitlab </text:p>
        </text:list-item>
        <text:list-item>
          <text:p text:style-name="P3">Inne: Devopps, docer, docercmpose, qbrenes </text:p>
        </text:list-item>
        <text:list-item>
          <text:p text:style-name="P3">Biblioteki: Linter - isort , flake8, black, nypy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09:09:00.060288689</meta:creation-date>
    <dc:date>2024-12-15T09:11:41.860459249</dc:date>
    <meta:editing-duration>PT2M42S</meta:editing-duration>
    <meta:editing-cycles>1</meta:editing-cycles>
    <meta:document-statistic meta:table-count="0" meta:image-count="0" meta:object-count="0" meta:page-count="1" meta:paragraph-count="20" meta:word-count="120" meta:character-count="791" meta:non-whitespace-character-count="689"/>
    <meta:generator>LibreOffice/7.3.7.2$Linux_X86_64 LibreOffice_project/30$Build-2</meta:generator>
  </office:meta>
</office:document-meta>
</file>